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20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1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1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17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1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1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14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1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1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1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1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1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1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10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0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0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0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0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07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07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06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0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0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0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0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0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0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200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199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199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199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199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1995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199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199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199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33097060001</text:p>
          </table:table-cell>
          <table:table-cell office:value-type="string" calcext:value-type="string">
            <text:p>2N <text:s/>3E 9BBDA1</text:p>
          </table:table-cell>
          <table:table-cell office:value-type="string" calcext:value-type="string">
            <text:p>195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